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3391e" officeooo:paragraph-rsid="0003391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03391e" officeooo:paragraph-rsid="0003391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bold" officeooo:rsid="0003391e" officeooo:paragraph-rsid="0003391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ylan Storts <text:s text:c="49"/>Design Patterns <text:s text:c="47"/>Prof. Retterer</text:p>
      <text:p text:style-name="P2">The Facade Pattern</text:p>
      <text:p text:style-name="P3"><text:tab/>Introduction:</text:p>
      <text:p text:style-name="P3"/>
      <text:p text:style-name="P3"><text:tab/>Analysis:</text:p>
      <text:p text:style-name="P3"/>
      <text:p text:style-name="P3"><text:tab/>Reflec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22:30:41.047000000</meta:creation-date>
    <meta:generator>LibreOffice/5.4.0.3$Windows_X86_64 LibreOffice_project/7556cbc6811c9d992f4064ab9287069087d7f62c</meta:generator>
    <dc:date>2017-09-17T22:32:50.823000000</dc:date>
    <meta:editing-duration>PT2M12S</meta:editing-duration>
    <meta:editing-cycles>1</meta:editing-cycles>
    <meta:document-statistic meta:table-count="0" meta:image-count="0" meta:object-count="0" meta:page-count="1" meta:paragraph-count="5" meta:word-count="12" meta:character-count="193" meta:non-whitespace-character-count="87"/>
  </office:meta>
</office:document-meta>
</file>